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arial1" svg:font-family="arial" style:font-family-generic="system" style:font-pitch="variable"/>
  </office:font-face-decls>
  <office:automatic-styles>
    <style:style style:name="Table1" style:family="table">
      <style:table-properties style:width="6.5in" table:align="margins" style:may-break-between-rows="false"/>
    </style:style>
    <style:style style:name="Table1.A"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may-break-between-rows="false"/>
    </style:style>
    <style:style style:name="Table2.A" style:family="table-column">
      <style:table-column-properties style:column-width="1.625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fo:color="#000000"/>
    </style:style>
    <style:style style:name="P4" style:family="paragraph" style:parent-style-name="Standard">
      <style:paragraph-properties fo:margin-top="0in" fo:margin-bottom="0in" loext:contextual-spacing="false" fo:line-height="100%"/>
      <style:text-properties fo:font-weight="bold" style:font-weight-asian="bold"/>
    </style:style>
    <style:style style:name="P5" style:family="paragraph" style:parent-style-name="Heading_20_1">
      <style:paragraph-properties fo:margin-top="0in" fo:margin-bottom="0in" loext:contextual-spacing="false" fo:text-align="center" style:justify-single-word="false"/>
    </style:style>
    <style:style style:name="P6" style:family="paragraph" style:parent-style-name="Heading_20_2">
      <style:paragraph-properties fo:margin-top="0in" fo:margin-bottom="0in" loext:contextual-spacing="false" fo:break-before="page"/>
    </style:style>
    <style:style style:name="P7" style:family="paragraph" style:parent-style-name="Heading_20_2">
      <style:paragraph-properties fo:margin-top="0in" fo:margin-bottom="0in" loext:contextual-spacing="false"/>
    </style:style>
    <style:style style:name="P8" style:family="paragraph" style:parent-style-name="Standard">
      <style:paragraph-properties fo:margin-left="0.5in" fo:margin-right="0in" fo:margin-top="0in" fo:margin-bottom="0in" loext:contextual-spacing="false" fo:line-height="100%" fo:text-indent="-0.25in" style:auto-text-indent="false"/>
    </style:style>
    <style:style style:name="P9" style:family="paragraph" style:parent-style-name="Standard">
      <style:paragraph-properties fo:margin-left="0.75in" fo:margin-right="0in" fo:margin-top="0in" fo:margin-bottom="0in" loext:contextual-spacing="false" fo:line-height="100%" fo:text-indent="0in" style:auto-text-indent="false"/>
    </style:style>
    <style:style style:name="P10" style:family="paragraph" style:parent-style-name="Standard">
      <style:paragraph-properties fo:margin-left="0in" fo:margin-right="0in" fo:margin-top="0in" fo:margin-bottom="0in" loext:contextual-spacing="false" fo:line-height="100%" fo:text-indent="0in" style:auto-text-indent="false"/>
    </style:style>
    <style:style style:name="P11" style:family="paragraph" style:parent-style-name="Standard">
      <style:paragraph-properties fo:margin-left="0in" fo:margin-right="0in" fo:margin-top="0in" fo:margin-bottom="0in" loext:contextual-spacing="false" fo:line-height="100%" fo:text-indent="0in" style:auto-text-indent="false"/>
      <style:text-properties fo:font-style="italic" style:font-style-asian="italic"/>
    </style:style>
    <style:style style:name="P12" style:family="paragraph" style:parent-style-name="Standard">
      <style:paragraph-properties fo:margin-left="1in" fo:margin-right="0in" fo:margin-top="0in" fo:margin-bottom="0in" loext:contextual-spacing="false" fo:line-height="100%" fo:text-indent="-0.25in" style:auto-text-indent="false"/>
      <style:text-properties fo:font-style="italic" style:font-style-asian="italic"/>
    </style:style>
    <style:style style:name="P13" style:family="paragraph" style:parent-style-name="Standard">
      <style:paragraph-properties fo:margin-left="0.5in" fo:margin-right="0in" fo:margin-top="0in" fo:margin-bottom="0in" loext:contextual-spacing="false" fo:line-height="100%" fo:text-indent="0in" style:auto-text-indent="false"/>
    </style:style>
    <style:style style:name="P14" style:family="paragraph" style:parent-style-name="Standard">
      <style:paragraph-properties fo:margin-left="1.75in" fo:margin-right="0in" fo:margin-top="0in" fo:margin-bottom="0in" loext:contextual-spacing="false" fo:line-height="100%" fo:text-indent="0in" style:auto-text-indent="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line-height="100%" fo:text-align="center" style:justify-single-word="false"/>
      <style:text-properties fo:font-size="12pt" fo:font-weight="normal" style:font-size-asian="12pt" style:font-weight-asian="normal" style:font-size-complex="12pt"/>
    </style:style>
    <style:style style:name="P17" style:family="paragraph" style:parent-style-name="Standard">
      <style:paragraph-properties fo:margin-top="0in" fo:margin-bottom="0in" loext:contextual-spacing="false" fo:line-height="100%" fo:text-align="center" style:justify-single-word="false"/>
      <style:text-properties fo:font-size="12pt" fo:font-weight="normal" officeooo:rsid="0006c583" officeooo:paragraph-rsid="0006c583" style:font-size-asian="12pt" style:font-weight-asian="normal" style:font-size-complex="12pt"/>
    </style:style>
    <style:style style:name="P18" style:family="paragraph" style:parent-style-name="Standard">
      <style:paragraph-properties fo:margin-top="0in" fo:margin-bottom="0in" loext:contextual-spacing="false" fo:line-height="100%"/>
      <style:text-properties fo:color="#000000"/>
    </style:style>
    <style:style style:name="P19" style:family="paragraph" style:parent-style-name="Standard">
      <style:paragraph-properties fo:margin-top="0in" fo:margin-bottom="0in" loext:contextual-spacing="false" fo:line-height="100%"/>
      <style:text-properties fo:font-variant="normal" fo:text-transform="none" fo:color="#000000" style:font-name="arial" fo:font-size="11pt" fo:font-style="normal" fo:font-weight="normal" style:font-name-asian="arial1" style:font-size-asian="11pt" style:font-style-asian="normal" style:font-weight-asian="normal" style:font-name-complex="arial1" style:font-size-complex="11pt"/>
    </style:style>
    <style:style style:name="P20" style:family="paragraph" style:parent-style-name="Standard">
      <style:paragraph-properties fo:margin-top="0in" fo:margin-bottom="0in" loext:contextual-spacing="false" fo:line-height="100%"/>
      <style:text-properties fo:font-style="normal" officeooo:paragraph-rsid="0006c583" style:font-style-asian="normal"/>
    </style:style>
    <style:style style:name="P21" style:family="paragraph" style:parent-style-name="Standard">
      <style:paragraph-properties fo:margin-top="0in" fo:margin-bottom="0in" loext:contextual-spacing="false" fo:line-height="100%"/>
      <style:text-properties fo:font-style="normal" officeooo:paragraph-rsid="00128792" style:font-style-asian="normal"/>
    </style:style>
    <style:style style:name="P22" style:family="paragraph" style:parent-style-name="Standard">
      <style:paragraph-properties fo:margin-top="0in" fo:margin-bottom="0in" loext:contextual-spacing="false" fo:line-height="100%"/>
      <style:text-properties fo:font-style="normal" officeooo:paragraph-rsid="00155a62" style:font-style-asian="normal"/>
    </style:style>
    <style:style style:name="P23" style:family="paragraph" style:parent-style-name="Standard">
      <style:paragraph-properties fo:margin-top="0in" fo:margin-bottom="0in" loext:contextual-spacing="false" fo:line-height="100%"/>
      <style:text-properties fo:font-style="italic" style:font-style-asian="italic"/>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style:text-properties officeooo:paragraph-rsid="0006c583"/>
    </style:style>
    <style:style style:name="P26" style:family="paragraph" style:parent-style-name="Standard">
      <style:paragraph-properties fo:margin-top="0in" fo:margin-bottom="0in" loext:contextual-spacing="false"/>
      <style:text-properties officeooo:paragraph-rsid="0006c583"/>
    </style:style>
    <style:style style:name="P27" style:family="paragraph" style:parent-style-name="Standard">
      <style:text-properties officeooo:rsid="000a5431" officeooo:paragraph-rsid="000c13fe"/>
    </style:style>
    <style:style style:name="P28" style:family="paragraph" style:parent-style-name="Standard">
      <style:text-properties fo:font-style="italic" officeooo:rsid="000c13fe" officeooo:paragraph-rsid="000c13fe" style:font-style-asian="italic" style:font-style-complex="italic"/>
    </style:style>
    <style:style style:name="P29" style:family="paragraph" style:parent-style-name="Standard">
      <style:text-properties fo:font-style="italic" officeooo:rsid="000d446d" officeooo:paragraph-rsid="000d446d" style:font-style-asian="italic" style:font-style-complex="italic"/>
    </style:style>
    <style:style style:name="P30" style:family="paragraph" style:parent-style-name="Standard">
      <style:text-properties officeooo:rsid="000f75ec" officeooo:paragraph-rsid="000f75ec"/>
    </style:style>
    <style:style style:name="P31" style:family="paragraph" style:parent-style-name="Standard">
      <style:text-properties officeooo:rsid="00111c8e" officeooo:paragraph-rsid="00111c8e"/>
    </style:style>
    <style:style style:name="P32" style:family="paragraph" style:parent-style-name="Standard">
      <style:text-properties officeooo:rsid="0011ec17" officeooo:paragraph-rsid="0011ec17"/>
    </style:style>
    <style:style style:name="P33" style:family="paragraph" style:parent-style-name="Standard">
      <style:text-properties officeooo:rsid="0013a0d3" officeooo:paragraph-rsid="0013a0d3"/>
    </style:style>
    <style:style style:name="P34" style:family="paragraph" style:parent-style-name="Standard" style:list-style-name="WWNum7">
      <style:paragraph-properties fo:margin-left="0.5in" fo:margin-right="0in" fo:margin-top="0in" fo:margin-bottom="0in" loext:contextual-spacing="true" fo:line-height="100%" fo:text-indent="-0.25in" style:auto-text-indent="false"/>
    </style:style>
    <style:style style:name="P35"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36"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37" style:family="paragraph" style:parent-style-name="Standard" style:list-style-name="L1">
      <style:paragraph-properties fo:margin-left="0.5in" fo:margin-right="0in" fo:margin-top="0in" fo:margin-bottom="0in" loext:contextual-spacing="true" fo:line-height="100%" fo:text-indent="-0.25in" style:auto-text-indent="false"/>
    </style:style>
    <style:style style:name="P38" style:family="paragraph" style:parent-style-name="Standard" style:list-style-name="L4">
      <style:paragraph-properties fo:margin-left="0.5in" fo:margin-right="0in" fo:margin-top="0in" fo:margin-bottom="0in" loext:contextual-spacing="true" fo:line-height="100%" fo:text-indent="-0.25in" style:auto-text-indent="false"/>
    </style:style>
    <style:style style:name="P39" style:family="paragraph" style:parent-style-name="Standard" style:list-style-name="L5">
      <style:paragraph-properties fo:margin-left="0.5in" fo:margin-right="0in" fo:margin-top="0in" fo:margin-bottom="0in" loext:contextual-spacing="true" fo:line-height="100%" fo:text-indent="-0.25in" style:auto-text-indent="false"/>
    </style:style>
    <style:style style:name="P40" style:family="paragraph" style:parent-style-name="Standard" style:list-style-name="L6">
      <style:paragraph-properties fo:margin-left="0.5in" fo:margin-right="0in" fo:margin-top="0in" fo:margin-bottom="0in" loext:contextual-spacing="true" fo:line-height="100%" fo:text-indent="-0.25in" style:auto-text-indent="false"/>
    </style:style>
    <style:style style:name="P41" style:family="paragraph" style:parent-style-name="Standard" style:list-style-name="L7">
      <style:paragraph-properties fo:margin-left="0.5in" fo:margin-right="0in" fo:margin-top="0in" fo:margin-bottom="0in" loext:contextual-spacing="true" fo:line-height="100%" fo:text-indent="-0.25in" style:auto-text-indent="false"/>
    </style:style>
    <style:style style:name="P42" style:family="paragraph" style:parent-style-name="Standard">
      <style:paragraph-properties fo:margin-left="0.5in" fo:margin-right="0in" fo:margin-top="0in" fo:margin-bottom="0in" loext:contextual-spacing="true" fo:line-height="100%" fo:text-indent="-0.25in" style:auto-text-indent="false"/>
      <style:text-properties fo:font-style="italic" style:font-style-asian="italic"/>
    </style:style>
    <style:style style:name="P43" style:family="paragraph" style:parent-style-name="Standard" style:list-style-name="WWNum7">
      <style:paragraph-properties fo:margin-left="0.5in" fo:margin-right="0in" fo:margin-top="0in" fo:margin-bottom="0in" loext:contextual-spacing="true" fo:line-height="100%" fo:text-indent="-0.25in" style:auto-text-indent="false"/>
      <style:text-properties fo:font-style="italic" style:font-style-asian="italic"/>
    </style:style>
    <style:style style:name="P44" style:family="paragraph" style:parent-style-name="Standard">
      <style:paragraph-properties fo:margin-left="0.5in" fo:margin-right="0in" fo:margin-top="0in" fo:margin-bottom="0in" loext:contextual-spacing="false" fo:line-height="100%" fo:text-indent="-0.25in" style:auto-text-indent="false"/>
      <style:text-properties fo:font-style="italic" style:font-style-asian="italic"/>
    </style:style>
    <style:style style:name="P45" style:family="paragraph" style:parent-style-name="Standard">
      <style:paragraph-properties fo:margin-left="0.5in" fo:margin-right="0in" fo:margin-top="0in" fo:margin-bottom="0in" loext:contextual-spacing="false" fo:line-height="100%" fo:text-indent="-0.25in" style:auto-text-indent="false"/>
      <style:text-properties fo:font-style="italic" officeooo:paragraph-rsid="0006c583" style:font-style-asian="italic"/>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fo:font-style="italic" style:font-style-asian="italic"/>
    </style:style>
    <style:style style:name="P47" style:family="paragraph" style:parent-style-name="Standard" style:list-style-name="WWNum1">
      <style:paragraph-properties fo:margin-left="0.75in" fo:margin-right="0in" fo:margin-top="0in" fo:margin-bottom="0in" loext:contextual-spacing="true" fo:line-height="100%" fo:text-indent="-0.25in" style:auto-text-indent="false"/>
    </style:style>
    <style:style style:name="P48" style:family="paragraph" style:parent-style-name="Standard" style:list-style-name="WWNum2">
      <style:paragraph-properties fo:margin-left="0.75in" fo:margin-right="0in" fo:margin-top="0in" fo:margin-bottom="0in" loext:contextual-spacing="true" fo:line-height="100%" fo:text-indent="-0.25in" style:auto-text-indent="false"/>
    </style:style>
    <style:style style:name="P49" style:family="paragraph" style:parent-style-name="Standard" style:list-style-name="WWNum6">
      <style:paragraph-properties fo:margin-left="1in" fo:margin-right="0in" fo:margin-top="0in" fo:margin-bottom="0in" loext:contextual-spacing="true" fo:line-height="100%" fo:text-indent="-0.25in" style:auto-text-indent="false"/>
    </style:style>
    <style:style style:name="P50" style:family="paragraph" style:parent-style-name="Standard" style:list-style-name="L3">
      <style:paragraph-properties fo:margin-top="0in" fo:margin-bottom="0in" loext:contextual-spacing="true" fo:line-height="100%"/>
    </style:style>
    <style:style style:name="P51" style:family="paragraph" style:parent-style-name="Standard" style:list-style-name="L3">
      <style:paragraph-properties fo:margin-top="0in" fo:margin-bottom="0in" loext:contextual-spacing="true" fo:line-height="100%"/>
      <style:text-properties fo:font-style="italic" style:font-style-asian="italic"/>
    </style:style>
    <style:style style:name="P52" style:family="paragraph" style:parent-style-name="Standard">
      <style:paragraph-properties fo:margin-top="0.278in" fo:margin-bottom="0in" loext:contextual-spacing="false" fo:line-height="100%"/>
      <style:text-properties officeooo:paragraph-rsid="0006c583"/>
    </style:style>
    <style:style style:name="P53" style:family="paragraph" style:parent-style-name="Table_20_Heading">
      <style:text-properties officeooo:rsid="000c13fe" officeooo:paragraph-rsid="000c13fe"/>
    </style:style>
    <style:style style:name="P54" style:family="paragraph" style:parent-style-name="Table_20_Heading">
      <style:text-properties officeooo:rsid="000d446d" officeooo:paragraph-rsid="000d446d"/>
    </style:style>
    <style:style style:name="P55" style:family="paragraph" style:parent-style-name="Table_20_Contents">
      <style:text-properties officeooo:rsid="000d446d" officeooo:paragraph-rsid="000d446d"/>
    </style:style>
    <style:style style:name="P56" style:family="paragraph" style:parent-style-name="Heading_20_1">
      <style:paragraph-properties fo:margin-top="0in" fo:margin-bottom="0in" loext:contextual-spacing="false" fo:text-align="center" style:justify-single-word="false"/>
      <style:text-properties fo:font-weight="bold" style:font-weight-asian="bold"/>
    </style:style>
    <style:style style:name="P57" style:family="paragraph" style:parent-style-name="Heading_20_1">
      <style:paragraph-properties fo:margin-top="0in" fo:margin-bottom="0in" loext:contextual-spacing="false" fo:text-align="center" style:justify-single-word="false"/>
      <style:text-properties officeooo:paragraph-rsid="0006c583"/>
    </style:style>
    <style:style style:name="P58" style:family="paragraph" style:parent-style-name="Heading_20_1">
      <style:paragraph-properties fo:margin-top="0in" fo:margin-bottom="0in" loext:contextual-spacing="false" fo:text-align="center" style:justify-single-word="false"/>
      <style:text-properties fo:font-style="italic" officeooo:paragraph-rsid="0006c583" style:font-style-asian="italic"/>
    </style:style>
    <style:style style:name="P59" style:family="paragraph" style:parent-style-name="Heading_20_1">
      <style:paragraph-properties fo:margin-top="0in" fo:margin-bottom="0in" loext:contextual-spacing="false" fo:text-align="center" style:justify-single-word="false"/>
      <style:text-properties officeooo:rsid="000a5431" officeooo:paragraph-rsid="000a5431"/>
    </style:style>
    <style:style style:name="P60" style:family="paragraph" style:parent-style-name="Heading_20_1">
      <style:paragraph-properties fo:text-align="center" style:justify-single-word="false"/>
      <style:text-properties officeooo:rsid="0006c583" officeooo:paragraph-rsid="0006c583"/>
    </style:style>
    <style:style style:name="P61" style:family="paragraph" style:parent-style-name="Heading_20_2">
      <style:text-properties officeooo:rsid="000a5431" officeooo:paragraph-rsid="000a5431"/>
    </style:style>
    <style:style style:name="P62" style:family="paragraph" style:parent-style-name="Heading_20_2">
      <style:text-properties officeooo:rsid="0013a0d3" officeooo:paragraph-rsid="0013a0d3"/>
    </style:style>
    <style:style style:name="P63" style:family="paragraph" style:parent-style-name="Heading_20_2">
      <style:paragraph-properties fo:margin-top="0in" fo:margin-bottom="0in" loext:contextual-spacing="false" fo:line-height="100%"/>
      <style:text-properties officeooo:paragraph-rsid="0006c583"/>
    </style:style>
    <style:style style:name="P64" style:family="paragraph" style:parent-style-name="Heading_20_2">
      <style:paragraph-properties fo:margin-top="0in" fo:margin-bottom="0in" loext:contextual-spacing="false"/>
      <style:text-properties officeooo:paragraph-rsid="0006c583"/>
    </style:style>
    <style:style style:name="P65" style:family="paragraph" style:parent-style-name="Title" style:master-page-name="Standard">
      <style:paragraph-properties fo:margin-top="0in" fo:margin-bottom="0in" loext:contextual-spacing="false" fo:text-align="center" style:justify-single-word="false" style:page-number="1"/>
      <style:text-properties fo:font-size="16pt" fo:font-weight="bold" style:font-size-asian="16pt" style:font-weight-asian="bold" style:font-size-complex="16pt"/>
    </style:style>
    <style:style style:name="T1" style:family="text">
      <style:text-properties fo:color="#000080" style:text-underline-style="solid" style:text-underline-width="auto" style:text-underline-color="font-color"/>
    </style:style>
    <style:style style:name="T2" style:family="text">
      <style:text-properties fo:font-variant="normal" fo:text-transform="none" fo:color="#000000" style:font-name="arial" fo:font-size="11pt" fo:font-style="normal"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24292e" style:font-name="Consolas" fo:font-size="9pt" fo:font-style="normal" fo:font-weight="normal" style:font-name-asian="Consolas1" style:font-size-asian="9pt" style:font-style-asian="normal" style:font-weight-asian="normal" style:font-name-complex="Consolas1" style:font-size-complex="9pt"/>
    </style:style>
    <style:style style:name="T4" style:family="text">
      <style:text-properties fo:font-variant="normal" fo:text-transform="none" fo:color="#6f42c1" style:font-name="Consolas" fo:font-size="9pt" fo:font-style="normal" fo:font-weight="normal" style:font-name-asian="Consolas1" style:font-size-asian="9pt" style:font-style-asian="normal" style:font-weight-asian="normal" style:font-name-complex="Consolas1" style:font-size-complex="9pt"/>
    </style:style>
    <style:style style:name="T5" style:family="text">
      <style:text-properties fo:font-variant="normal" fo:text-transform="none" fo:color="#032f62" style:font-name="Consolas" fo:font-size="9pt" fo:font-style="normal" fo:font-weight="normal" style:font-name-asian="Consolas1" style:font-size-asian="9pt" style:font-style-asian="normal" style:font-weight-asian="normal" style:font-name-complex="Consolas1" style:font-size-complex="9pt"/>
    </style:style>
    <style:style style:name="T6" style:family="text">
      <style:text-properties fo:color="#000000"/>
    </style:style>
    <style:style style:name="T7" style:family="text">
      <style:text-properties fo:font-style="normal" style:font-style-asian="normal"/>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font-style="italic" officeooo:rsid="000c13fe" style:font-style-asian="italic" style:font-style-complex="italic"/>
    </style:style>
    <style:style style:name="T11" style:family="text">
      <style:text-properties officeooo:rsid="0006c583"/>
    </style:style>
    <style:style style:name="T12" style:family="text">
      <style:text-properties officeooo:rsid="000c13fe"/>
    </style:style>
    <style:style style:name="T13" style:family="text">
      <style:text-properties officeooo:rsid="0011ec17"/>
    </style:style>
    <style:style style:name="T14" style:family="text">
      <style:text-properties officeooo:rsid="00155a62"/>
    </style:style>
    <style:style style:name="T15" style:family="text">
      <style:text-properties officeooo:rsid="0016bb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Meetup-Portal-API</text:p>
      <text:p text:style-name="P16">Backend specifications <text:span text:style-name="T11">v1</text:span></text:p>
      <text:p text:style-name="P16">Byron Coughlin</text:p>
      <text:p text:style-name="P16">Created Oct. 17, 2018</text:p>
      <text:p text:style-name="P17">Updated Oct. 25, 2018</text:p>
      <text:p text:style-name="P6">Description</text:p>
      <text:p text:style-name="P1">Document specifications to create the backend for the Meetup-Portal_API backend. <text:span text:style-name="T11">Describes the specifications for the first version.</text:span> <text:span text:style-name="T11">These include registration, login and profile. </text:span>Generations of app, services and hooks <text:span text:style-name="T11">are specified</text:span>. Also framework and resources needed to create a full functioning backend. <text:span text:style-name="T11">This document does not give specific code that needs to be written. But documents paramaters that are needed to communicate between different features and the frontend.</text:span></text:p>
      <text:p text:style-name="P1"/>
      <text:p text:style-name="P1"/>
      <text:p text:style-name="Heading_20_2">Project Description</text:p>
      <text:p text:style-name="P30">This is the first version of the meetup-portal website project. The first version will consist on allowing interested people to register on the site. Capabilities to login arter registering. It will also allow users to create/view and edit their profile. These specifications are only for the backend. They are created with communication with the frontend development team. </text:p>
      <text:p text:style-name="P30"/>
      <text:p text:style-name="P31">Registration: Is the first step. It will consist of minimal fields for user to input. After user enters registration request and email will be sent to verify correct email. Upon user verifying email he/she will be taken to profile form.</text:p>
      <text:p text:style-name="P31"/>
      <text:p text:style-name="P31">Login: After a user has completed registering <text:span text:style-name="T13">where they have created username and password, they will be able to login with those credentials.</text:span></text:p>
      <text:p text:style-name="P31"/>
      <text:p text:style-name="P32">Profile: Users profile will allow the individual to tell about themself. It will also have the ability to update there password. </text:p>
      <text:p text:style-name="P1"/>
      <text:p text:style-name="P7">App</text:p>
      <text:p text:style-name="P2"/>
      <text:p text:style-name="P2">When running feathers generate app use following information</text:p>
      <text:p text:style-name="P2"/>
      <text:p text:style-name="P2">name: meetup-portal-api</text:p>
      <text:p text:style-name="P2">description: backend implementation for the temekuweb meetup-portal</text:p>
      <text:p text:style-name="P2">type of API: Rest and realtime via socket.io</text:p>
      <text:p text:style-name="P2">version: 1.0</text:p>
      <text:p text:style-name="P2">homepage: “”</text:p>
      <text:p text:style-name="P2">main: src</text:p>
      <text:p text:style-name="P2">keywords [feathers]</text:p>
      <text:p text:style-name="P2">author {name: Nick Olsen, email <text:a xlink:type="simple" xlink:href="mailto:yepistemic@gmail.com" text:style-name="ListLabel_20_24" text:visited-style-name="ListLabel_20_24"><text:span text:style-name="T1">yepistemic@gmail.com</text:span></text:a>}</text:p>
      <text:p text:style-name="P2">contributors []</text:p>
      <text:p text:style-name="P2">bugs {}</text:p>
      <text:p text:style-name="P2">directories: { lib: src, <text:s/>test: test/ }</text:p>
      <text:p text:style-name="P2">engines: {node ^8.0.0, yarn: &gt;= 0.18.0}</text:p>
      <text:p text:style-name="P2"/>
      <text:p text:style-name="P7">Framework</text:p>
      <text:p text:style-name="P2">Node.js – Open source server enviroment. Uses javascript on the server</text:p>
      <text:p text:style-name="P2">Featherjs – Open source REST and realtime API layer. <text:span text:style-name="T2">Feathers is a set of tools and an </text:span><text:soft-page-break/><text:span text:style-name="T2">architecture pattern that make it easy to create scalable REST APIs and real-time applications.</text:span><text:span text:style-name="T6"> </text:span></text:p>
      <text:p text:style-name="P3">MongoDb - MongoDB is a document database. </text:p>
      <text:p text:style-name="P2"><text:span text:style-name="T6">Mongoose - </text:span><text:span text:style-name="T2">Mongoose provides a straight-forward, schema-based solution to model your application data. It</text:span></text:p>
      <text:p text:style-name="P19">JSON Web Token (JWT) open standard to be used to securely transmit authorization infomation</text:p>
      <text:p text:style-name="P3"/>
      <text:p text:style-name="P2"/>
      <text:p text:style-name="P62">Feathers</text:p>
      <text:p text:style-name="P33">Service methods – pre-defined CRUD methods service method can implement or are implemented</text:p>
      <text:p text:style-name="P33">find(params)</text:p>
      <text:p text:style-name="P33">get(id, params)</text:p>
      <text:p text:style-name="P33">create(data, params)</text:p>
      <text:p text:style-name="P33">update(id, data, params)</text:p>
      <text:p text:style-name="P33">patch(id, data, params)</text:p>
      <text:p text:style-name="P33">remove(id, params)</text:p>
      <text:p text:style-name="P33">setup(app, path)</text:p>
      <text:p text:style-name="P2"/>
      <text:p text:style-name="P60"/>
      <text:p text:style-name="P60"/>
      <text:p text:style-name="P60"/>
      <text:p text:style-name="P60">Features</text:p>
      <text:p text:style-name="P7">Registration</text:p>
      <text:p text:style-name="P21">User clicks registration button registration page opens allowing user to register. The registration page calls users service. <text:s/></text:p>
      <text:p text:style-name="P21"/>
      <text:p text:style-name="P22">Before: </text:p>
      <text:p text:style-name="P22">create [<text:span text:style-name="T15">hashpassword()</text:span>]</text:p>
      <text:p text:style-name="P2"/>
      <text:p text:style-name="P2">service: <text:span text:style-name="T8">users</text:span></text:p>
      <text:p text:style-name="P23">Params:</text:p>
      <text:list xml:id="list2705702827" text:style-name="L1">
        <text:list-item>
          <text:p text:style-name="P37">email <text:s/>unique <text:span text:style-name="T14">valid format</text:span></text:p>
        </text:list-item>
        <text:list-item>
          <text:p text:style-name="P37">password</text:p>
        </text:list-item>
      </text:list>
      <text:p text:style-name="P8"/>
      <text:p text:style-name="P8">creates new profile</text:p>
      <text:p text:style-name="P9"><text:s/></text:p>
      <text:p text:style-name="P11">Returns</text:p>
      <text:list xml:id="list2282514028" text:style-name="L3">
        <text:list-item>
          <text:p text:style-name="P50">201 - Created</text:p>
        </text:list-item>
        <text:list-item>
          <text:p text:style-name="P50">400 - Validation errors (password issue)</text:p>
        </text:list-item>
        <text:list-item>
          <text:p text:style-name="P51">40<text:span text:style-name="T15">9</text:span> - User exists</text:p>
        </text:list-item>
      </text:list>
      <text:p text:style-name="P12"/>
      <text:p text:style-name="P7"><text:soft-page-break/>Login</text:p>
      <text:p text:style-name="P10"><text:span text:style-name="T7">User clicks login button. Login uses the users service. before: get </text:span><text:span text:style-name="T3">[ </text:span><text:span text:style-name="T4">authenticate</text:span><text:span text:style-name="T3">(</text:span><text:span text:style-name="T5">'jwt'</text:span><text:span text:style-name="T3">) ]</text:span></text:p>
      <text:p text:style-name="P11"/>
      <text:p text:style-name="P2">service <text:span text:style-name="T8">users</text:span></text:p>
      <text:p text:style-name="P23">Params</text:p>
      <text:list xml:id="list837565971" text:style-name="L4">
        <text:list-item>
          <text:p text:style-name="P38">username</text:p>
        </text:list-item>
        <text:list-item>
          <text:p text:style-name="P38">password</text:p>
        </text:list-item>
      </text:list>
      <text:p text:style-name="P9"/>
      <text:p text:style-name="P10">Returns</text:p>
      <text:list xml:id="list1906350273" text:style-name="WWNum7">
        <text:list-item>
          <text:list>
            <text:list-item>
              <text:p text:style-name="P34">200 - Token and User Object</text:p>
            </text:list-item>
            <text:list-item>
              <text:p text:style-name="P43">401 - Invalid username/password</text:p>
            </text:list-item>
          </text:list>
        </text:list-item>
      </text:list>
      <text:p text:style-name="P42"/>
      <text:p text:style-name="P57">Authentication</text:p>
      <text:p text:style-name="P63"/>
      <text:p text:style-name="P63"><text:bookmark text:name="_gjdgxs"/>Authentication</text:p>
      <text:p text:style-name="P52"><text:bookmark text:name="_30j0zll"/>JSON Web Token (JWT) open standard to be used to securely transmit authorization infomation between parties as a JSON object. The information will be digitally signed. Once the user is logged in, each subsequent request will be will include JWT. </text:p>
      <text:p text:style-name="P25"/>
      <text:p text:style-name="P25">When running feathers generate authentication enter following information</text:p>
      <text:p text:style-name="P25">Provider: Username + Password (local)</text:p>
      <text:p text:style-name="P25">entity service: users</text:p>
      <text:p text:style-name="P25">kind of service: mongoose</text:p>
      <text:p text:style-name="P20">connection string mongodb://localhost:27017/meetup_portal_api</text:p>
      <text:p text:style-name="P20"/>
      <text:p text:style-name="P20"/>
      <text:p text:style-name="P57">Services</text:p>
      <text:p text:style-name="P64">UsersServices</text:p>
      <text:p text:style-name="P26">Automatically created when authentication is generated</text:p>
      <text:p text:style-name="P26"/>
      <text:p text:style-name="P26"/>
      <text:p text:style-name="P64">Profile</text:p>
      <text:p text:style-name="P25">Type: mongoose</text:p>
      <text:p text:style-name="P25">name: profile</text:p>
      <text:p text:style-name="P25">path: /profile</text:p>
      <text:p text:style-name="P20">authenticate: yes</text:p>
      <text:p text:style-name="P45"/>
      <text:p text:style-name="P42"/>
      <text:p text:style-name="P5">Models</text:p>
      <text:p text:style-name="P7">profile</text:p>
      <text:p text:style-name="P13"><text:span text:style-name="T9">Model </text:span><text:s text:c="2"/>-</text:p>
      <text:p text:style-name="P13">Type: mongoose</text:p>
      <text:p text:style-name="P10">Username Unique, required</text:p>
      <text:p text:style-name="P10">Fullname</text:p>
      <text:p text:style-name="P10">Email </text:p>
      <text:list xml:id="list4269732441" text:style-name="WWNum1">
        <text:list-item>
          <text:p text:style-name="P35">Info: {</text:p>
          <text:list>
            <text:list-item>
              <text:p text:style-name="P47"><text:soft-page-break/>{Location: { Type String }</text:p>
            </text:list-item>
            <text:list-item>
              <text:p text:style-name="P47">isPublic: true }</text:p>
            </text:list-item>
          </text:list>
        </text:list-item>
      </text:list>
      <text:p text:style-name="P14"><text:s/>}</text:p>
      <text:list xml:id="list1016798188" text:style-name="WWNum6">
        <text:list-item>
          <text:list>
            <text:list-item>
              <text:p text:style-name="P49">Links: [<text:line-break/> url: { Type: String }</text:p>
            </text:list-item>
            <text:list-item>
              <text:p text:style-name="P49">description { Type: String }<text:line-break/>]</text:p>
            </text:list-item>
            <text:list-item>
              <text:p text:style-name="P49">Bio</text:p>
            </text:list-item>
          </text:list>
        </text:list-item>
      </text:list>
      <text:list xml:id="list2834824778" text:style-name="WWNum2">
        <text:list-item>
          <text:p text:style-name="P36">Picture</text:p>
          <text:list>
            <text:list-item>
              <text:p text:style-name="P48">Gravatar</text:p>
            </text:list-item>
          </text:list>
        </text:list-item>
      </text:list>
      <text:p text:style-name="P4"/>
      <text:p text:style-name="P4"/>
      <text:p text:style-name="P56">hooks</text:p>
      <text:p text:style-name="P2"><text:span text:style-name="T9">Gravatar</text:span> – Globaly reconized avatar</text:p>
      <text:p text:style-name="P2"/>
      <text:p text:style-name="P2">name: Gravatar</text:p>
      <text:p text:style-name="P2">hook type: before</text:p>
      <text:p text:style-name="P2">Service: user</text:p>
      <text:p text:style-name="P2">Method: create</text:p>
      <text:p text:style-name="P2"/>
      <text:p text:style-name="P2">require crypto - Use MD5 hash</text:p>
      <text:p text:style-name="P2">URL – <text:a xlink:type="simple" xlink:href="https://s.gravatar.com/avatar" text:style-name="ListLabel_20_24" text:visited-style-name="ListLabel_20_24"><text:span text:style-name="T1">https://s.gravatar.com/avatar</text:span></text:a></text:p>
      <text:p text:style-name="P2">size – 200px</text:p>
      <text:p text:style-name="P2">param: email</text:p>
      <text:p text:style-name="P10"/>
      <text:p text:style-name="P7">reset</text:p>
      <text:p text:style-name="P44">Params</text:p>
      <text:list xml:id="list4173490595" text:style-name="L5">
        <text:list-item>
          <text:p text:style-name="P39">Password</text:p>
        </text:list-item>
        <text:list-item>
          <text:p text:style-name="P39"><text:s/>email</text:p>
        </text:list-item>
      </text:list>
      <text:p text:style-name="P44">Returns </text:p>
      <text:list xml:id="list797680125" text:style-name="L6">
        <text:list-item>
          <text:p text:style-name="P40">200 - Email sent</text:p>
        </text:list-item>
      </text:list>
      <text:list xml:id="list2878141851" text:style-name="L7">
        <text:list-item>
          <text:p text:style-name="P41">400 - Email doesn’t exist</text:p>
        </text:list-item>
      </text:list>
      <text:p text:style-name="P2"/>
      <text:p text:style-name="P58"/>
      <text:p text:style-name="P59">Database</text:p>
      <text:p text:style-name="P61">Mongo</text:p>
      <text:p text:style-name="P27">Description: MongoDb is used to store persistant data. It is a light weight <text:span text:style-name="T12">N</text:span>oSql database <text:span text:style-name="T12">that uses a document-oriented data model. </text:span>. It has been choosen for its easy learning functionality <text:span text:style-name="T12">and its looks very much like JSON</text:span>. <text:span text:style-name="T12">Mongoose will be used as a frontend to the Mongo database. Mongoose is an object modeling tool designed to work in an asynchronous enviroment. Instead of tables as used in a relational database, Mongo uses collections of documents.</text:span></text:p>
      <text:p text:style-name="P27"/>
      <text:p text:style-name="P29"><text:soft-page-break/>Collections</text:p>
      <table:table table:name="Table2" table:style-name="Table2">
        <table:table-column table:style-name="Table2.A" table:number-columns-repeated="4"/>
        <table:table-header-rows>
          <table:table-row>
            <table:table-cell table:style-name="Table2.A1" office:value-type="string">
              <text:p text:style-name="P53">Name</text:p>
            </table:table-cell>
            <table:table-cell table:style-name="Table2.A1" office:value-type="string">
              <text:p text:style-name="Table_20_Heading"/>
            </table:table-cell>
            <table:table-cell table:style-name="Table2.A1" office:value-type="string">
              <text:p text:style-name="Table_20_Heading"/>
            </table:table-cell>
            <table:table-cell table:style-name="Table2.D1" office:value-type="string">
              <text:p text:style-name="Table_20_Heading"/>
            </table:table-cell>
          </table:table-row>
        </table:table-header-rows>
        <table:table-row>
          <table:table-cell table:style-name="Table2.A2" office:value-type="string">
            <text:p text:style-name="P55">user</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55">profil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28"/>
      <text:p text:style-name="P27"/>
      <text:p text:style-name="P27"/>
      <text:p text:style-name="P27"><text:span text:style-name="T10">Data</text:span></text:p>
      <table:table table:name="Table1" table:style-name="Table1">
        <table:table-column table:style-name="Table1.A" table:number-columns-repeated="4"/>
        <table:table-header-rows>
          <table:table-row>
            <table:table-cell table:style-name="Table1.A1" office:value-type="string">
              <text:p text:style-name="P54">Field</text:p>
            </table:table-cell>
            <table:table-cell table:style-name="Table1.A1" office:value-type="string">
              <text:p text:style-name="P53">Type</text:p>
            </table:table-cell>
            <table:table-cell table:style-name="Table1.A1" office:value-type="string">
              <text:p text:style-name="P53">Options</text:p>
            </table:table-cell>
            <table:table-cell table:style-name="Table1.D1" office:value-type="string">
              <text:p text:style-name="P53">Description</text:p>
            </table:table-cell>
          </table:table-row>
        </table:table-header-rows>
        <table:table-row>
          <table:table-cell table:style-name="Table1.A2" office:value-type="string">
            <text:p text:style-name="P55">username</text:p>
          </table:table-cell>
          <table:table-cell table:style-name="Table1.A2" office:value-type="string">
            <text:p text:style-name="P55">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55">email</text:p>
          </table:table-cell>
          <table:table-cell table:style-name="Table1.A2" office:value-type="string">
            <text:p text:style-name="P55">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55">Password</text:p>
          </table:table-cell>
          <table:table-cell table:style-name="Table1.A2" office:value-type="string">
            <text:p text:style-name="P55">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55">fullname</text:p>
          </table:table-cell>
          <table:table-cell table:style-name="Table1.A2" office:value-type="string">
            <text:p text:style-name="P55">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27"><text:span text:style-name="T12"><text:s/></text:span></text:p>
      <text:p text:style-name="P27"/>
      <text:p text:style-name="P27"><text:s/></text:p>
      <text:p text:style-name="P2"/>
      <text:p text:style-name="P2"/>
      <text:p text:style-name="P2"/>
      <text:p text:style-name="P9"/>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tru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0-25T15:53:14.238364544</dc:date>
    <meta:editing-duration>PT7M36S</meta:editing-duration>
    <meta:editing-cycles>3</meta:editing-cycles>
    <meta:document-statistic meta:table-count="2" meta:image-count="0" meta:object-count="0" meta:page-count="6" meta:paragraph-count="136" meta:word-count="741" meta:character-count="4839" meta:non-whitespace-character-count="4226"/>
  </office:meta>
</office:document-meta>
</file>